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svg:stroke-color="#000000" draw:marker-start-width="0.5cm" draw:marker-end-width="0.5cm" draw:textarea-horizontal-align="justify" draw:textarea-vertical-align="middle" draw:auto-grow-height="false" fo:padding-top="0.225cm" fo:padding-bottom="0.225cm" fo:padding-left="0.35cm" fo:padding-right="0.35cm"/>
    </style:style>
    <style:style style:name="gr3" style:family="graphic" style:parent-style-name="standard">
      <style:graphic-properties svg:stroke-width="0.2cm" svg:stroke-color="#000000" draw:marker-start-width="0.5cm" draw:marker-end-width="0.5cm" draw:fill="solid" draw:fill-color="#ffcc99" draw:textarea-vertical-align="middle" fo:padding-top="0.225cm" fo:padding-bottom="0.225cm" fo:padding-left="0.35cm" fo:padding-right="0.35cm"/>
    </style:style>
    <style:style style:name="gr4" style:family="graphic" style:parent-style-name="standard">
      <style:graphic-properties svg:stroke-width="0.2cm" svg:stroke-color="#000000" draw:marker-start-width="0.5cm" draw:marker-end-width="0.5cm" draw:fill="solid" draw:fill-color="#33cc66" draw:textarea-horizontal-align="justify" draw:textarea-vertical-align="middle" draw:auto-grow-height="false" fo:padding-top="0.225cm" fo:padding-bottom="0.225cm" fo:padding-left="0.35cm" fo:padding-right="0.35cm"/>
    </style:style>
    <style:style style:name="gr5" style:family="graphic" style:parent-style-name="standard">
      <style:graphic-properties svg:stroke-width="0.2cm" svg:stroke-color="#000000" draw:marker-start-width="0.5cm" draw:marker-end-width="0.5cm" draw:fill="solid" draw:fill-color="#663300" draw:textarea-vertical-align="middle" fo:padding-top="0.225cm" fo:padding-bottom="0.225cm" fo:padding-left="0.35cm" fo:padding-right="0.35cm"/>
    </style:style>
    <style:style style:name="gr6" style:family="graphic" style:parent-style-name="standard">
      <style:graphic-properties svg:stroke-width="0.2cm" svg:stroke-color="#000000" draw:marker-start-width="0.5cm" draw:marker-end-width="0.5cm" draw:fill="solid" draw:fill-color="#e6e6e6" draw:textarea-vertical-align="middle" fo:padding-top="0.225cm" fo:padding-bottom="0.225cm" fo:padding-left="0.35cm" fo:padding-right="0.35cm"/>
    </style:style>
    <style:style style:name="gr7" style:family="graphic" style:parent-style-name="standard">
      <style:graphic-properties draw:fill="solid" draw:fill-color="#000000"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svg:stroke-width="0.2cm" svg:stroke-color="#00000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10" style:family="graphic" style:parent-style-name="standard">
      <style:graphic-properties draw:fill="solid" draw:fill-color="#7e0021" draw:textarea-horizontal-align="justify" draw:textarea-vertical-align="middle" draw:auto-grow-height="false"/>
    </style:style>
    <style:style style:name="gr11" style:family="graphic" style:parent-style-name="standard">
      <style:graphic-properties draw:fill="solid" draw:fill-color="#800000" draw:textarea-horizontal-align="justify" draw:textarea-vertical-align="middle" draw:auto-grow-height="false"/>
    </style:style>
    <style:style style:name="gr12" style:family="graphic" style:parent-style-name="standard">
      <style:graphic-properties draw:fill="solid" draw:fill-color="#c5000b" draw:textarea-horizontal-align="justify" draw:textarea-vertical-align="middle" draw:auto-grow-height="false"/>
    </style:style>
    <style:style style:name="gr13" style:family="graphic" style:parent-style-name="standard">
      <style:graphic-properties draw:fill="solid" draw:fill-color="#ffff99" draw:textarea-vertical-align="middle"/>
    </style:style>
    <style:style style:name="gr14" style:family="graphic" style:parent-style-name="standard">
      <style:graphic-properties draw:fill="solid" draw:fill-color="#000000" draw:textarea-vertical-align="middle"/>
    </style:style>
    <style:style style:name="gr15" style:family="graphic" style:parent-style-name="objectwithoutfill">
      <style:graphic-properties svg:stroke-width="0.8cm" draw:marker-start-width="1.4cm" draw:marker-end-width="1.4cm" draw:fill="none" draw:textarea-vertical-align="middle" fo:padding-top="0.525cm" fo:padding-bottom="0.525cm" fo:padding-left="0.65cm" fo:padding-right="0.65cm"/>
    </style:style>
    <style:style style:name="gr16" style:family="graphic" style:parent-style-name="standard">
      <style:graphic-properties svg:stroke-width="0.3cm" svg:stroke-color="#000000" draw:marker-start-width="0.65cm" draw:marker-end-width="0.65cm" draw:fill="solid" draw:fill-color="#ff9966" draw:textarea-vertical-align="middle" fo:padding-top="0.275cm" fo:padding-bottom="0.275cm" fo:padding-left="0.4cm" fo:padding-right="0.4cm"/>
    </style:style>
    <style:style style:name="gr17" style:family="graphic" style:parent-style-name="standard">
      <style:graphic-properties svg:stroke-width="0.3cm" svg:stroke-color="#000000" draw:marker-start-width="0.65cm" draw:marker-end-width="0.65cm" draw:fill="solid" draw:fill-color="#e6ff00" draw:textarea-vertical-align="middle" fo:padding-top="0.275cm" fo:padding-bottom="0.275cm" fo:padding-left="0.4cm" fo:padding-right="0.4cm"/>
    </style:style>
    <style:style style:name="gr18" style:family="graphic" style:parent-style-name="standard">
      <style:graphic-properties draw:stroke="none" draw:fill="solid" draw:fill-color="#ff9966" draw:textarea-horizontal-align="justify" draw:textarea-vertical-align="middle" draw:auto-grow-height="false"/>
    </style:style>
    <style:style style:name="gr19" style:family="graphic" style:parent-style-name="standard">
      <style:graphic-properties svg:stroke-width="0.2cm" svg:stroke-color="#000000"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20" style:family="graphic" style:parent-style-name="standard">
      <style:graphic-properties draw:stroke="solid" svg:stroke-width="0.3cm" svg:stroke-color="#000000" draw:marker-start-width="0.65cm" draw:marker-end-width="0.65cm" draw:fill="solid" draw:fill-color="#e6ff00" draw:textarea-vertical-align="middle" fo:padding-top="0.275cm" fo:padding-bottom="0.275cm" fo:padding-left="0.4cm" fo:padding-right="0.4cm"/>
    </style:style>
    <style:style style:name="gr21" style:family="graphic" style:parent-style-name="standard">
      <style:graphic-properties draw:stroke="solid" svg:stroke-width="0.3cm" svg:stroke-color="#000000" draw:marker-start-width="0.65cm" draw:marker-end-width="0.65cm" draw:textarea-horizontal-align="justify" draw:textarea-vertical-align="middle" draw:auto-grow-height="false" fo:padding-top="0.275cm" fo:padding-bottom="0.275cm" fo:padding-left="0.4cm" fo:padding-right="0.4cm"/>
    </style:style>
    <style:style style:name="gr22" style:family="graphic" style:parent-style-name="standard">
      <style:graphic-properties draw:stroke="solid" svg:stroke-width="0.3cm" svg:stroke-color="#000000" draw:marker-start-width="0.65cm" draw:marker-end-width="0.65cm" draw:fill="solid" draw:fill-color="#e6ff00" draw:textarea-horizontal-align="justify" draw:textarea-vertical-align="middle" draw:auto-grow-height="false" fo:padding-top="0.275cm" fo:padding-bottom="0.275cm" fo:padding-left="0.4cm" fo:padding-right="0.4cm"/>
    </style:style>
    <style:style style:name="gr23" style:family="graphic" style:parent-style-name="standard">
      <style:graphic-properties draw:stroke="solid" svg:stroke-width="0.3cm" svg:stroke-color="#000000" draw:marker-start-width="0.65cm" draw:marker-end-width="0.65cm" draw:fill="solid" draw:fill-color="#94bd5e" draw:textarea-horizontal-align="justify" draw:textarea-vertical-align="middle" draw:auto-grow-height="false" fo:padding-top="0.275cm" fo:padding-bottom="0.275cm" fo:padding-left="0.4cm" fo:padding-right="0.4cm"/>
    </style:style>
    <style:style style:name="gr24" style:family="graphic" style:parent-style-name="standard">
      <style:graphic-properties draw:stroke="solid" svg:stroke-width="0.3cm" svg:stroke-color="#000000" draw:marker-start-width="0.65cm" draw:marker-end-width="0.65cm" draw:fill="solid" draw:fill-color="#996633" draw:textarea-vertical-align="middle" fo:padding-top="0.275cm" fo:padding-bottom="0.275cm" fo:padding-left="0.4cm" fo:padding-right="0.4cm"/>
    </style:style>
    <style:style style:name="gr25" style:family="graphic" style:parent-style-name="standard">
      <style:graphic-properties draw:stroke="solid" svg:stroke-width="0.3cm" svg:stroke-color="#000000" draw:marker-start-width="0.65cm" draw:marker-end-width="0.65cm" draw:fill="solid" draw:fill-color="#ffffff" draw:textarea-vertical-align="middle" fo:padding-top="0.275cm" fo:padding-bottom="0.275cm" fo:padding-left="0.4cm" fo:padding-right="0.4cm"/>
    </style:style>
    <style:style style:name="gr26" style:family="graphic" style:parent-style-name="standard">
      <style:graphic-properties svg:stroke-width="0.3cm" svg:stroke-color="#000000" draw:marker-start-width="0.65cm" draw:marker-end-width="0.65cm" draw:fill="solid" draw:fill-color="#333333" draw:textarea-horizontal-align="justify" draw:textarea-vertical-align="middle" draw:auto-grow-height="false" fo:padding-top="0.275cm" fo:padding-bottom="0.275cm" fo:padding-left="0.4cm" fo:padding-right="0.4cm"/>
    </style:style>
    <style:style style:name="gr27" style:family="graphic" style:parent-style-name="standard">
      <style:graphic-properties svg:stroke-width="0.3cm" svg:stroke-color="#000000" draw:marker-start-width="0.65cm" draw:marker-end-width="0.65cm" draw:fill="solid" draw:fill-color="#e6e6e6" draw:textarea-horizontal-align="justify" draw:textarea-vertical-align="middle" draw:auto-grow-height="false" fo:padding-top="0.275cm" fo:padding-bottom="0.275cm" fo:padding-left="0.4cm" fo:padding-right="0.4cm"/>
    </style:style>
    <style:style style:name="gr28" style:family="graphic" style:parent-style-name="standard">
      <style:graphic-properties draw:stroke="solid" svg:stroke-width="0.3cm" svg:stroke-color="#000000" draw:marker-start-width="0.65cm" draw:marker-end-width="0.65cm" draw:fill="solid" draw:fill-color="#dc2300" draw:textarea-horizontal-align="justify" draw:textarea-vertical-align="middle" draw:auto-grow-height="false" fo:padding-top="0.275cm" fo:padding-bottom="0.275cm" fo:padding-left="0.4cm" fo:padding-right="0.4cm"/>
    </style:style>
    <style:style style:name="gr29" style:family="graphic" style:parent-style-name="standard">
      <style:graphic-properties draw:stroke="solid" svg:stroke-width="0.3cm" svg:stroke-color="#000000" draw:marker-start-width="0.65cm" draw:marker-end-width="0.65cm" draw:fill="solid" draw:fill-color="#ff420e" draw:textarea-horizontal-align="justify" draw:textarea-vertical-align="middle" draw:auto-grow-height="false" fo:padding-top="0.275cm" fo:padding-bottom="0.275cm" fo:padding-left="0.4cm" fo:padding-right="0.4cm"/>
    </style:style>
    <style:style style:name="gr30" style:family="graphic" style:parent-style-name="standard">
      <style:graphic-properties svg:stroke-width="0.3cm" svg:stroke-color="#000000"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31" style:family="graphic" style:parent-style-name="standard">
      <style:graphic-properties svg:stroke-width="0.2cm" svg:stroke-color="#000000" draw:marker-start-width="0.5cm" draw:marker-end-width="0.5cm" draw:textarea-vertical-align="middle" fo:padding-top="0.225cm" fo:padding-bottom="0.225cm" fo:padding-left="0.35cm" fo:padding-right="0.35cm"/>
    </style:style>
    <style:style style:name="gr32" style:family="graphic" style:parent-style-name="standard">
      <style:graphic-properties svg:stroke-width="0.2cm" svg:stroke-color="#000000" draw:marker-start-width="0.5cm" draw:marker-end-width="0.5cm" draw:fill="solid" draw:fill-color="#ff9966" draw:textarea-vertical-align="middle" fo:padding-top="0.225cm" fo:padding-bottom="0.225cm" fo:padding-left="0.35cm" fo:padding-right="0.35cm"/>
    </style:style>
    <style:style style:name="gr33" style:family="graphic" style:parent-style-name="standard">
      <style:graphic-properties svg:stroke-width="0.2cm" svg:stroke-color="#000000" draw:marker-start-width="0.5cm" draw:marker-end-width="0.5cm" draw:fill="solid" draw:fill-color="#ffffff" draw:textarea-vertical-align="middle" fo:padding-top="0.225cm" fo:padding-bottom="0.225cm" fo:padding-left="0.35cm" fo:padding-right="0.35cm"/>
    </style:style>
    <style:style style:name="gr34" style:family="graphic" style:parent-style-name="standard">
      <style:graphic-properties svg:stroke-width="0.2cm" svg:stroke-color="#000000" draw:marker-start-width="0.5cm" draw:marker-end-width="0.5cm" draw:fill="solid" draw:fill-color="#c5000b" draw:textarea-vertical-align="middle" fo:padding-top="0.225cm" fo:padding-bottom="0.225cm" fo:padding-left="0.35cm" fo:padding-right="0.35cm"/>
    </style:style>
    <style:style style:name="gr35" style:family="graphic" style:parent-style-name="objectwithoutfill">
      <style:graphic-properties svg:stroke-width="0.2cm" svg:stroke-color="#000000" draw:marker-start-width="0.5cm" draw:marker-end-width="0.5cm" draw:fill="solid" draw:fill-color="#e6e6ff" draw:textarea-vertical-align="middle" fo:padding-top="0.225cm" fo:padding-bottom="0.225cm" fo:padding-left="0.35cm" fo:padding-right="0.35cm"/>
    </style:style>
    <style:style style:name="gr36"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37" style:family="graphic" style:parent-style-name="standard">
      <style:graphic-properties draw:fill="solid" draw:fill-color="#ffff66" draw:textarea-vertical-align="middle"/>
    </style:style>
    <style:style style:name="gr38" style:family="graphic" style:parent-style-name="standard">
      <style:graphic-properties draw:fill="solid" draw:fill-color="#cccc00" draw:textarea-vertical-align="middle"/>
    </style:style>
    <style:style style:name="gr39" style:family="graphic" style:parent-style-name="standard">
      <style:graphic-properties draw:fill="solid" draw:fill-color="#ffffff" draw:textarea-vertical-align="middle"/>
    </style:style>
    <style:style style:name="gr40" style:family="graphic" style:parent-style-name="standard">
      <style:graphic-properties draw:fill="solid" draw:fill-color="#ffffff" draw:textarea-horizontal-align="justify" draw:textarea-vertical-align="middle" draw:auto-grow-height="false"/>
    </style:style>
    <style:style style:name="gr41" style:family="graphic" style:parent-style-name="standard">
      <style:graphic-properties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42" style:family="graphic" style:parent-style-name="standard">
      <style:graphic-properties svg:stroke-width="0.2cm" svg:stroke-color="#000000" draw:marker-start-width="0.5cm" draw:marker-end-width="0.5cm" draw:fill="solid" draw:fill-color="#ffffff" draw:textarea-horizontal-align="justify" draw:textarea-vertical-align="middle" draw:auto-grow-height="false" fo:padding-top="0.225cm" fo:padding-bottom="0.225cm" fo:padding-left="0.35cm" fo:padding-right="0.35cm" draw:shadow="hidden"/>
    </style:style>
    <style:style style:name="gr43" style:family="graphic" style:parent-style-name="standard">
      <style:graphic-properties svg:stroke-width="0.2cm" svg:stroke-color="#000000" draw:marker-start-width="0.5cm" draw:marker-end-width="0.5cm" draw:fill="none" draw:fill-color="#ffffff" draw:textarea-horizontal-align="justify" draw:textarea-vertical-align="middle" draw:auto-grow-height="false" fo:padding-top="0.225cm" fo:padding-bottom="0.225cm" fo:padding-left="0.35cm" fo:padding-right="0.35cm"/>
    </style:style>
    <style:style style:name="P1" style:family="paragraph">
      <style:text-properties fo:font-size="96pt" style:font-size-asian="96pt" style:font-size-complex="96pt"/>
    </style:style>
    <style:style style:name="P2" style:family="paragraph">
      <style:text-properties fo:font-size="300pt" style:font-size-asian="300pt" style:font-size-complex="300pt"/>
    </style:style>
    <style:style style:name="P3" style:family="paragraph">
      <style:text-properties fo:font-size="80pt" style:font-size-asian="80pt" style:font-size-complex="80pt"/>
    </style:style>
    <style:style style:name="P4" style:family="paragraph">
      <style:paragraph-properties fo:text-align="center"/>
    </style:style>
    <style:style style:name="P5" style:family="paragraph">
      <style:text-properties style:font-size-asian="300pt"/>
    </style:style>
    <style:style style:name="P6" style:family="paragraph">
      <style:text-properties style:font-size-asian="80pt"/>
    </style:style>
    <style:style style:name="P7" style:family="paragraph">
      <style:text-properties fo:font-size="18pt"/>
    </style:style>
    <style:style style:name="T1" style:family="text">
      <style:text-properties fo:font-size="96pt" style:font-size-asian="96pt" style:font-size-complex="96pt"/>
    </style:style>
    <style:style style:name="T2" style:family="text">
      <style:text-properties fo:font-size="300pt" style:font-size-asian="300pt" style:font-size-complex="300pt"/>
    </style:style>
    <style:style style:name="T3" style:family="text">
      <style:text-properties fo:font-size="80pt" style:font-size-asian="80pt" style:font-size-complex="80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5.543cm" svg:height="3.642cm" svg:x="2.5cm" svg:y="4.675cm">
          <draw:text-box>
            <text:p><text:span text:style-name="T1">あいうえお</text:span></text:p>
          </draw:text-box>
        </draw:frame>
        <draw:frame draw:style-name="gr1" draw:layer="layout" svg:width="12.402cm" svg:height="5.331cm" svg:x="4.473cm" svg:y="19.95cm">
          <draw:text-box>
            <text:p>ひらがな</text:p>
            <text:p>対象：１歳</text:p>
            <text:p>フォーマット：横書き</text:p>
            <text:p>カラー印刷、見開きを想定</text:p>
            <text:p>フォント：ゴシック体</text:p>
            <text:p/>
            <text:p>異なる生育環境でも身につく単語を元に作成</text:p>
            <text:p/>
          </draw:text-box>
        </draw:frame>
      </draw:page>
      <draw:page draw:name="page2" draw:style-name="dp1" draw:master-page-name="標準">
        <draw:frame draw:style-name="gr1" draw:text-style-name="P2" draw:layer="layout" svg:width="10.463cm" svg:height="10.83cm" svg:x="5.85cm" svg:y="4.295cm">
          <draw:text-box>
            <text:p><text:span text:style-name="T2">あ</text:span></text:p>
          </draw:text-box>
        </draw:frame>
        <draw:frame draw:style-name="gr1" draw:text-style-name="P3" draw:layer="layout" svg:width="5.324cm" svg:height="3.075cm" svg:x="8.475cm" svg:y="18.025cm">
          <draw:text-box>
            <text:p><text:span text:style-name="T3">あし</text:span></text:p>
          </draw:text-box>
        </draw:frame>
      </draw:page>
      <draw:page draw:name="page3" draw:style-name="dp1" draw:master-page-name="標準">
        <draw:custom-shape draw:style-name="gr2" draw:text-style-name="P4" draw:layer="layout" svg:width="17.65cm" svg:height="22.725cm" svg:x="1.75cm" svg:y="2.675cm">
          <text:p/>
          <draw:enhanced-geometry svg:viewBox="0 0 21600 21600" draw:type="rectangle" draw:enhanced-path="M 0 0 L 21600 0 21600 21600 0 21600 0 0 Z N"/>
        </draw:custom-shape>
        <draw:polygon draw:style-name="gr3" draw:text-style-name="P4" draw:layer="layout" svg:width="10.499cm" svg:height="20.624cm" svg:x="4.15cm" svg:y="2.675cm" svg:viewBox="0 0 10500 20625" draw:points="5500,50 10475,0 10050,4175 9900,10525 10500,11975 10225,13700 8425,15350 7900,15400 6300,16750 5550,18200 4650,19350 2650,20625 1300,20625 825,19875 1300,19075 1750,18450 2900,17525 2800,17525 1150,18900 725,18775 500,18375 1175,17350 2200,16675 2275,16575 1100,17300 650,18000 75,17750 125,16900 1275,16125 1625,15925 1625,15875 1200,16125 150,16850 0,16625 75,16200 700,15600 1425,15225 625,15600 125,16125 175,15525 650,15000 1875,14225 4350,13150 4925,12600 6075,8475 5900,4175">
          <text:p/>
        </draw:polygon>
        <draw:polygon draw:style-name="gr3" draw:text-style-name="P4" draw:layer="layout" svg:width="1.474cm" svg:height="1.399cm" svg:x="5.175cm" svg:y="21.475cm" svg:viewBox="0 0 1475 1400" draw:points="500,1400 0,850 225,325 650,0 850,325 1350,675 1475,750">
          <text:p/>
        </draw:polygon>
        <draw:polygon draw:style-name="gr3" draw:text-style-name="P4" draw:layer="layout" svg:width="0.649cm" svg:height="0.724cm" svg:x="4.725cm" svg:y="20.55cm" svg:viewBox="0 0 650 725" draw:points="300,725 0,500 73,197 269,0 362,197 592,409 650,455">
          <text:p/>
        </draw:polygon>
        <draw:polygon draw:style-name="gr3" draw:text-style-name="P4" draw:layer="layout" svg:width="0.674cm" svg:height="0.799cm" svg:x="4.225cm" svg:y="19.475cm" svg:viewBox="0 0 675 800" draw:points="75,600 0,600 75,150 300,0 675,400 350,800 200,675">
          <text:p/>
        </draw:polygon>
        <draw:polygon draw:style-name="gr3" draw:text-style-name="P4" draw:layer="layout" svg:width="0.349cm" svg:height="0.449cm" svg:x="4.2cm" svg:y="18.8cm" svg:viewBox="0 0 350 450" draw:points="150,450 0,350 50,100 150,0 250,0 325,100 350,250">
          <text:p/>
        </draw:polygon>
        <draw:polygon draw:style-name="gr3" draw:text-style-name="P4" draw:layer="layout" svg:width="0.199cm" svg:height="0.524cm" svg:x="4.325cm" svg:y="18.05cm" svg:viewBox="0 0 200 525" draw:points="25,525 0,345 75,50 175,0 200,250">
          <text:p/>
        </draw:polygon>
      </draw:page>
      <draw:page draw:name="page4" draw:style-name="dp1" draw:master-page-name="標準">
        <draw:frame draw:style-name="gr1" draw:text-style-name="P2" draw:layer="layout" svg:width="10.505cm" svg:height="10.83cm" svg:x="5.85cm" svg:y="4.295cm">
          <draw:text-box>
            <text:p><text:span text:style-name="T2">い</text:span></text:p>
          </draw:text-box>
        </draw:frame>
        <draw:frame draw:style-name="gr1" draw:text-style-name="P3" draw:layer="layout" svg:width="5.887cm" svg:height="3.075cm" svg:x="8.475cm" svg:y="18.025cm">
          <draw:text-box>
            <text:p><text:span text:style-name="T3">いす</text:span></text:p>
          </draw:text-box>
        </draw:frame>
      </draw:page>
      <draw:page draw:name="page5" draw:style-name="dp1" draw:master-page-name="標準">
        <draw:custom-shape draw:style-name="gr4" draw:text-style-name="P4" draw:layer="layout" svg:width="17.65cm" svg:height="22.725cm" svg:x="1.75cm" svg:y="2.675cm">
          <text:p/>
          <draw:enhanced-geometry svg:viewBox="0 0 21600 21600" draw:type="rectangle" draw:enhanced-path="M 0 0 L 21600 0 21600 21600 0 21600 0 0 Z N"/>
        </draw:custom-shape>
        <draw:polygon draw:style-name="gr5" draw:text-style-name="P4" draw:layer="layout" svg:width="1.199cm" svg:height="9.199cm" svg:x="7.775cm" svg:y="9.375cm" svg:viewBox="0 0 1200 9200" draw:points="325,1700 600,0 1200,250 1100,1650 775,9050 400,9200 0,9050">
          <text:p/>
        </draw:polygon>
        <draw:polygon draw:style-name="gr5" draw:text-style-name="P4" draw:layer="layout" svg:width="10.599cm" svg:height="10.724cm" svg:x="3.9cm" svg:y="10.1cm" svg:viewBox="0 0 10600 10725" draw:points="425,3650 0,9975 250,10150 850,10100 1125,4400 6275,4700 6050,10475 6450,10725 6925,10625 7175,4700 9500,3650 9875,9200 10175,9400 10600,9225 10125,3425 10125,1675 10425,25 9975,50 9800,0 9475,1600 9500,2625 6925,3825 6775,3825">
          <text:p/>
        </draw:polygon>
        <draw:polygon draw:style-name="gr6" draw:text-style-name="P4" draw:layer="layout" svg:width="8.999cm" svg:height="2.249cm" svg:x="4.4cm" svg:y="11.7cm" svg:viewBox="0 0 9000 2250" draw:points="125,1150 3700,0 8675,400 9000,1050 6575,2250 0,1900">
          <text:p/>
        </draw:polygon>
        <draw:polygon draw:style-name="gr6" draw:text-style-name="P4" draw:layer="layout" svg:width="6.649cm" svg:height="3.399cm" svg:x="8.2cm" svg:y="6.95cm" svg:viewBox="0 0 6650 3400" draw:points="325,675 0,2525 675,2725 1300,2525 4950,2800 5350,3300 6325,3400 6650,1550 6325,675 4725,125 2450,0 1200,275">
          <text:p/>
        </draw:polygon>
      </draw:page>
      <draw:page draw:name="page6" draw:style-name="dp1" draw:master-page-name="標準">
        <draw:frame draw:style-name="gr1" draw:text-style-name="P2" draw:layer="layout" svg:width="7.982cm" svg:height="10.83cm" svg:x="5.85cm" svg:y="4.295cm">
          <draw:text-box>
            <text:p><text:span text:style-name="T2">う</text:span></text:p>
          </draw:text-box>
        </draw:frame>
        <draw:frame draw:style-name="gr1" draw:text-style-name="P3" draw:layer="layout" svg:width="5.015cm" svg:height="3.075cm" svg:x="8.475cm" svg:y="18.025cm">
          <draw:text-box>
            <text:p><text:span text:style-name="T3">うま</text:span></text:p>
          </draw:text-box>
        </draw:frame>
      </draw:page>
      <draw:page draw:name="page7" draw:style-name="dp1" draw:master-page-name="標準">
        <draw:custom-shape draw:style-name="gr4" draw:text-style-name="P4" draw:layer="layout" svg:width="17.65cm" svg:height="22.725cm" svg:x="1.75cm" svg:y="2.675cm">
          <text:p/>
          <draw:enhanced-geometry svg:viewBox="0 0 21600 21600" draw:type="rectangle" draw:enhanced-path="M 0 0 L 21600 0 21600 21600 0 21600 0 0 Z N"/>
        </draw:custom-shape>
        <draw:polygon draw:style-name="gr5" draw:text-style-name="P4" draw:layer="layout" svg:width="1.674cm" svg:height="4.074cm" svg:x="5.8cm" svg:y="14.3cm" svg:viewBox="0 0 1675 4075" draw:points="1575,3925 1200,4075 800,3925 1000,1000 0,0 1675,100">
          <text:p/>
        </draw:polygon>
        <draw:polygon draw:style-name="gr5" draw:text-style-name="P4" draw:layer="layout" svg:width="11.049cm" svg:height="11.899cm" svg:x="3.475cm" svg:y="8.55cm" svg:viewBox="0 0 11050 11900" draw:points="625,4500 325,7350 1275,8250 450,11150 700,11325 1300,11275 2475,7850 2275,5575 6725,5875 6500,11650 6900,11900 7375,11800 7625,5875 9950,4825 10325,10375 10625,10575 11050,10400 10575,4600 10575,2850 10875,1200 10425,1225 9350,0 8400,2275 7550,3150 4375,2975 1675,2800 850,3500 50,4125 0,6400">
          <text:p/>
        </draw:polygon>
        <draw:polygon draw:style-name="gr5" draw:text-style-name="P4" draw:layer="layout" svg:width="2.723cm" svg:height="4.4cm" svg:x="10.401cm" svg:y="7.275cm" svg:viewBox="0 0 2724 4401" draw:points="775,4251 400,4401 0,4251 199,3050 1049,2875 299,2500 1324,2350 499,1925 1599,1775 724,1350 1699,1175 899,925 1474,600 924,225 2724,0 1349,3475">
          <text:p/>
        </draw:polygon>
        <draw:polygon draw:style-name="gr5" draw:text-style-name="P4" draw:layer="layout" svg:width="2.924cm" svg:height="4.373cm" svg:x="12.2cm" svg:y="7.276cm" svg:viewBox="0 0 2925 4374" draw:points="2925,3924 2100,4374 1150,4374 0,3050 100,2500 300,1925 75,524 725,225 2525,0">
          <text:p/>
        </draw:polygon>
        <draw:custom-shape draw:style-name="gr7" draw:text-style-name="P4" draw:layer="layout" svg:width="0.6cm" svg:height="0.65cm" svg:x="12.8cm" svg:y="8.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6cm" svg:height="0.65cm" svg:x="14.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8" draw:text-style-name="P4" draw:layer="layout" svg:width="0.875cm" svg:height="2.424cm" svg:x="13.424cm" svg:y="7.4cm" svg:viewBox="0 0 876 2425" draw:points="501,2425 0,150 801,0 876,2325">
          <text:p/>
        </draw:polygon>
      </draw:page>
      <draw:page draw:name="page8" draw:style-name="dp1" draw:master-page-name="標準">
        <draw:frame draw:style-name="gr1" draw:text-style-name="P2" draw:layer="layout" svg:width="10.048cm" svg:height="10.83cm" svg:x="5.85cm" svg:y="4.295cm">
          <draw:text-box>
            <text:p><text:span text:style-name="T2">え</text:span></text:p>
          </draw:text-box>
        </draw:frame>
        <draw:frame draw:style-name="gr1" draw:text-style-name="P3" draw:layer="layout" svg:width="11.17cm" svg:height="3.075cm" svg:x="5.255cm" svg:y="18.425cm">
          <draw:text-box>
            <text:p><text:span text:style-name="T3">えんぴつ</text:span></text:p>
          </draw:text-box>
        </draw:frame>
      </draw:page>
      <draw:page draw:name="page9" draw:style-name="dp1" draw:master-page-name="標準">
        <draw:custom-shape draw:style-name="gr9" draw:text-style-name="P4" draw:layer="layout" svg:width="17.65cm" svg:height="22.725cm" svg:x="1.75cm" svg:y="3cm">
          <text:p/>
          <draw:enhanced-geometry svg:viewBox="0 0 21600 21600" draw:type="rectangle" draw:enhanced-path="M 0 0 L 21600 0 21600 21600 0 21600 0 0 Z N"/>
        </draw:custom-shape>
        <draw:polygon draw:style-name="gr10" draw:text-style-name="P4" draw:layer="layout" svg:width="0.884cm" svg:height="8.573cm" svg:x="39.33cm" svg:y="11.844cm" svg:viewBox="0 0 885 8574" draw:points="25,7701 0,0 885,308 885,8008 480,8574">
          <text:p/>
        </draw:polygon>
        <draw:polygon draw:style-name="gr11" draw:text-style-name="P4" draw:layer="layout" svg:width="0.897cm" svg:height="8.29cm" svg:x="40.215cm" svg:y="12.176cm" svg:viewBox="0 0 898 8291" draw:points="0,7701 0,0 898,0 898,7701 381,8291">
          <text:p/>
        </draw:polygon>
        <draw:polygon draw:style-name="gr12" draw:text-style-name="P4" draw:layer="layout" svg:width="0.896cm" svg:height="8.511cm" svg:x="41.101cm" svg:y="11.918cm" svg:viewBox="0 0 897 8512" draw:points="0,7959 0,258 873,0 897,7614 381,8512">
          <text:p/>
        </draw:polygon>
        <draw:polygon draw:style-name="gr13" draw:text-style-name="P4" draw:layer="layout" svg:width="2.631cm" svg:height="4.292cm" svg:x="39.366cm" svg:y="19.557cm" svg:viewBox="0 0 2632 4293" draw:points="0,12 443,763 836,221 1267,898 1734,234 2091,849 2632,0 1193,4293 1169,4293">
          <text:p/>
        </draw:polygon>
        <draw:polygon draw:style-name="gr13" draw:text-style-name="P4" draw:layer="layout" svg:width="2.582cm" svg:height="1.057cm" svg:x="39.354cm" svg:y="11.475cm" svg:viewBox="0 0 2583 1058" draw:points="2583,431 1747,1058 836,1046 0,381 800,12 1894,0">
          <text:p/>
        </draw:polygon>
        <draw:custom-shape draw:style-name="gr7" draw:text-style-name="P4" draw:layer="layout" svg:width="0.836cm" svg:height="0.443cm" svg:x="40.24cm" svg:y="1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4" draw:text-style-name="P4" draw:layer="layout" svg:width="0.602cm" svg:height="0.982cm" svg:x="40.277cm" svg:y="22.867cm" svg:viewBox="0 0 603 983" draw:points="0,3 191,51 381,122 603,0 273,983 268,983">
          <text:p/>
        </draw:polygon>
        <draw:polygon draw:style-name="gr10" draw:text-style-name="P4" draw:layer="layout" svg:width="0.884cm" svg:height="8.573cm" draw:transform="rotate (-0.531452757232274) translate (12.620460599623cm 7.12644458207865cm)" svg:viewBox="0 0 885 8574" draw:points="25,7701 0,0 885,308 885,8008 480,8574">
          <text:p/>
        </draw:polygon>
        <draw:polygon draw:style-name="gr11" draw:text-style-name="P4" draw:layer="layout" svg:width="0.897cm" svg:height="8.29cm" draw:transform="rotate (-0.531452757232274) translate (13.2152411558974cm 7.86137044342036cm)" svg:viewBox="0 0 898 8291" draw:points="0,7701 0,0 898,0 898,7701 381,8291">
          <text:p/>
        </draw:polygon>
        <draw:polygon draw:style-name="gr12" draw:text-style-name="P4" draw:layer="layout" svg:width="0.896cm" svg:height="8.511cm" draw:transform="rotate (-0.531452757232274) translate (14.110105695664cm 8.08777851450981cm)" svg:viewBox="0 0 897 8512" draw:points="0,7959 0,258 873,0 897,7614 381,8512">
          <text:p/>
        </draw:polygon>
        <draw:polygon draw:style-name="gr13" draw:text-style-name="P4" draw:layer="layout" svg:width="2.631cm" svg:height="4.292cm" draw:transform="rotate (-0.531452757232274) translate (8.74308463083512cm 13.7939256895121cm)" svg:viewBox="0 0 2632 4293" draw:points="0,12 443,763 836,221 1267,898 1734,234 2091,849 2632,0 1193,4293 1169,4293">
          <text:p/>
        </draw:polygon>
        <draw:polygon draw:style-name="gr13" draw:text-style-name="P4" draw:layer="layout" svg:width="2.582cm" svg:height="1.057cm" draw:transform="rotate (-0.531452757232274) translate (12.8282677048496cm 6.82052804732154cm)" svg:viewBox="0 0 2583 1058" draw:points="2583,431 1747,1058 836,1046 0,381 800,12 1894,0">
          <text:p/>
        </draw:polygon>
        <draw:custom-shape draw:style-name="gr7" draw:text-style-name="P4" draw:layer="layout" svg:width="0.836cm" svg:height="0.443cm" draw:transform="rotate (-0.531452757232273) translate (13.473cm 7.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4" draw:text-style-name="P4" draw:layer="layout" svg:width="0.602cm" svg:height="0.982cm" draw:transform="rotate (-0.531452757232274) translate (7.85035339891297cm 17.108709028638cm)" svg:viewBox="0 0 603 983" draw:points="0,3 191,51 381,122 603,0 273,983 268,983">
          <text:p/>
        </draw:polygon>
        <draw:path draw:style-name="gr15" draw:text-style-name="P4" draw:layer="layout" svg:width="4.908cm" svg:height="2.5cm" draw:transform="rotate (2.48046193293434) translate (7.74892973127522cm 17.9790740713922cm)" svg:viewBox="0 0 4909 2501" svg:d="m0 114c772-71 1616-256 2326 86 522 252 2099 339 1151 1290-850 853 590 1155 1029 949l403 51">
          <text:p/>
        </draw:path>
      </draw:page>
      <draw:page draw:name="page10" draw:style-name="dp1" draw:master-page-name="標準">
        <draw:frame draw:style-name="gr1" draw:text-style-name="P2" draw:layer="layout" svg:width="10.505cm" svg:height="10.83cm" svg:x="5.85cm" svg:y="4.295cm">
          <draw:text-box>
            <text:p><text:span text:style-name="T2">お</text:span></text:p>
          </draw:text-box>
        </draw:frame>
        <draw:frame draw:style-name="gr1" draw:text-style-name="P3" draw:layer="layout" svg:width="8.16cm" svg:height="3.075cm" svg:x="5.255cm" svg:y="18.425cm">
          <draw:text-box>
            <text:p><text:span text:style-name="T3">おはし</text:span></text:p>
          </draw:text-box>
        </draw:frame>
      </draw:page>
      <draw:page draw:name="page11" draw:style-name="dp1" draw:master-page-name="標準">
        <draw:custom-shape draw:style-name="gr9" draw:text-style-name="P4" draw:layer="layout" svg:width="17.65cm" svg:height="22.725cm" svg:x="1.75cm" svg:y="3cm">
          <text:p/>
          <draw:enhanced-geometry svg:viewBox="0 0 21600 21600" draw:type="rectangle" draw:enhanced-path="M 0 0 L 21600 0 21600 21600 0 21600 0 0 Z N"/>
        </draw:custom-shape>
        <draw:path draw:style-name="gr16" draw:text-style-name="P4" draw:layer="layout" svg:width="4.834cm" svg:height="4.847cm" svg:x="7.125cm" svg:y="11.05cm" svg:viewBox="0 0 4835 4848" svg:d="m1556 403c-649 301-813 1043-1150 1610-331 556-111 1191-345 1726-315 719 681 1790 978 517 148-635 572-1171 920-1725 367-585 717-1253 1380-1553l576-173 632-518 288-287z">
          <text:p/>
        </draw:path>
        <draw:path draw:style-name="gr16" draw:text-style-name="P4" draw:layer="layout" svg:width="4.834cm" svg:height="4.847cm" svg:x="7.99cm" svg:y="10.752cm" svg:viewBox="0 0 4835 4848" svg:d="m1556 403c-649 301-813 1043-1150 1610-331 556-111 1191-345 1726-315 719 681 1790 978 517 148-635 572-1171 920-1725 367-585 717-1253 1380-1553l576-173 632-518 288-287z">
          <text:p/>
        </draw:path>
        <draw:path draw:style-name="gr16" draw:text-style-name="P4" draw:layer="layout" svg:width="4.834cm" svg:height="4.847cm" svg:x="8.565cm" svg:y="11.552cm" svg:viewBox="0 0 4835 4848" svg:d="m1556 403c-649 301-813 1043-1150 1610-331 556-111 1191-345 1726-315 719 681 1790 978 517 148-635 572-1171 920-1725 367-585 717-1253 1380-1553l576-173 632-518 288-287z">
          <text:p/>
        </draw:path>
        <draw:path draw:style-name="gr16" draw:text-style-name="P4" draw:layer="layout" svg:width="13.78cm" svg:height="9.121cm" svg:x="5.545cm" svg:y="8.341cm" svg:viewBox="0 0 13781 9122" svg:d="m13730 4534c-599-264-3433-39-3700-750-252-670-2314-1670-2750-2225-455-580-1274-821-1897-1214-511-323-1187-461-1725-230-601 258-1159 600-1726 920-643 363-835 1097-1093 1725-234 570-139 1234-402 1784-276 577-531 1136-403 1725 226 1042 1212-189 1323-748 122-614 696-1209 973-1787 302-629 474-942 1098-1089 903-213 868 763 1207 1266 330 489 177 1230-115 1725-330 559-669 1265-287 1726 440 530 1005 998 1725 1150 612 129 1141 614 1783 575 587-36 1128 133 1726-57 567-180 1187-11 1783 0 582 11 1146 123 1726 57h575l230-57z">
          <text:p/>
        </draw:path>
        <draw:polygon draw:style-name="gr17" draw:text-style-name="P4" draw:layer="layout" svg:width="9.374cm" svg:height="12.724cm" svg:x="3.45cm" svg:y="6.375cm" svg:viewBox="0 0 9375 12725" draw:points="0,12250 525,12725 9375,650 8275,0">
          <text:p/>
        </draw:polygon>
        <draw:polygon draw:style-name="gr17" draw:text-style-name="P4" draw:layer="layout" svg:width="9.999cm" svg:height="11.974cm" svg:x="4.725cm" svg:y="8.05cm" svg:viewBox="0 0 10000 11975" draw:points="0,11500 500,11975 10000,650 8900,0">
          <text:p/>
        </draw:polygon>
        <draw:path draw:style-name="gr16" draw:text-style-name="P4" draw:layer="layout" svg:width="8.455cm" svg:height="4.248cm" svg:x="7.156cm" svg:y="13.229cm" svg:viewBox="0 0 8456 4249" svg:d="m1126 2703c-537 87-1737 911-747 1381 541 257 1231 209 1783-115 526-309 1152-181 1725-345 603-173 1140 315 1726 345 592 30 1331 177 1668-633 266-638 1064-996 1150-1726 60-507 74-1450-748-1380l-575-115-402-115z">
          <text:p/>
        </draw:path>
        <draw:custom-shape draw:style-name="gr18" draw:text-style-name="P4" draw:layer="layout" svg:width="6.5cm" svg:height="4.15cm" svg:x="10.825cm" svg:y="12.6cm">
          <text:p/>
          <draw:enhanced-geometry svg:viewBox="0 0 21600 21600" draw:glue-points="10800 0 0 10800 10800 21600 21600 10800" draw:text-areas="5400 5400 16200 16200" draw:type="diamond" draw:enhanced-path="M 10800 0 L 21600 10800 10800 21600 0 10800 10800 0 Z N"/>
        </draw:custom-shape>
      </draw:page>
      <draw:page draw:name="page12" draw:style-name="dp1" draw:master-page-name="標準">
        <draw:frame draw:style-name="gr1" draw:text-style-name="P2" draw:layer="layout" svg:width="11.085cm" svg:height="10.83cm" svg:x="5.85cm" svg:y="4.295cm">
          <draw:text-box>
            <text:p><text:span text:style-name="T2">か</text:span></text:p>
          </draw:text-box>
        </draw:frame>
        <draw:frame draw:style-name="gr1" draw:text-style-name="P3" draw:layer="layout" svg:width="5.489cm" svg:height="3.075cm" svg:x="5.255cm" svg:y="18.425cm">
          <draw:text-box>
            <text:p><text:span text:style-name="T3">かさ</text:span></text:p>
          </draw:text-box>
        </draw:frame>
      </draw:page>
      <draw:page draw:name="page13" draw:style-name="dp1" draw:master-page-name="標準">
        <draw:custom-shape draw:style-name="gr19" draw:text-style-name="P4" draw:layer="layout" svg:width="17.65cm" svg:height="22.725cm" svg:x="1.8cm" svg:y="3cm">
          <text:p/>
          <draw:enhanced-geometry svg:viewBox="0 0 21600 21600" draw:type="rectangle" draw:enhanced-path="M 0 0 L 21600 0 21600 21600 0 21600 0 0 Z N"/>
        </draw:custom-shape>
        <draw:path draw:style-name="gr20" draw:text-style-name="P4" draw:layer="layout" svg:width="3.267cm" svg:height="3.53cm" svg:x="10.51cm" svg:y="18.719cm" svg:viewBox="0 0 3268 3531" svg:d="m3228 1175h-762c83 1457-991 1839-1357 1109l-50-2284-1026 33-33 2284c0 1573 3691 2020 3228-1142z">
          <text:p/>
        </draw:path>
        <draw:custom-shape draw:style-name="gr21" draw:text-style-name="P4" draw:layer="layout" svg:width="0.579cm" svg:height="9.07cm" svg:x="10.775cm" svg:y="9.616cm">
          <text:p/>
          <draw:enhanced-geometry svg:viewBox="0 0 21600 21600" draw:type="rectangle" draw:enhanced-path="M 0 0 L 21600 0 21600 21600 0 21600 0 0 Z N"/>
        </draw:custom-shape>
        <draw:polygon draw:style-name="gr21" draw:text-style-name="P4" draw:layer="layout" svg:width="0.545cm" svg:height="1.72cm" svg:x="10.808cm" svg:y="7.861cm" svg:viewBox="0 0 546 1721" draw:points="0,1721 83,0 431,0 546,1721">
          <text:p/>
        </draw:polygon>
        <draw:path draw:style-name="gr22" draw:text-style-name="P4" draw:layer="layout" svg:width="16.799cm" svg:height="4.92cm" svg:x="2.4cm" svg:y="9.611cm" svg:viewBox="0 0 16800 4921" svg:d="m0 4507c1374-2665 5098-4618 8607-4502 5202 0 7316 3542 8193 4154-1225-463-1920 265-2632 563-877-298-2482-265-3310 199-1076-414-2748-530-4237-116-878-381-2814-579-3691-33-646-646-1407-960-2930-265z">
          <text:p/>
        </draw:path>
      </draw:page>
      <draw:page draw:name="page14" draw:style-name="dp1" draw:master-page-name="標準">
        <draw:frame draw:style-name="gr1" draw:text-style-name="P2" draw:layer="layout" svg:width="9.43cm" svg:height="10.83cm" svg:x="5.85cm" svg:y="4.295cm">
          <draw:text-box>
            <text:p><text:span text:style-name="T2">き</text:span></text:p>
          </draw:text-box>
        </draw:frame>
        <draw:frame draw:style-name="gr1" draw:text-style-name="P3" draw:layer="layout" svg:width="2.885cm" svg:height="3.075cm" svg:x="5.255cm" svg:y="18.425cm">
          <draw:text-box>
            <text:p><text:span text:style-name="T3">き</text:span></text:p>
          </draw:text-box>
        </draw:frame>
      </draw:page>
      <draw:page draw:name="page15" draw:style-name="dp1" draw:master-page-name="標準">
        <draw:custom-shape draw:style-name="gr19" draw:text-style-name="P4" draw:layer="layout" svg:width="17.65cm" svg:height="22.725cm" svg:x="1.8cm" svg:y="3cm">
          <text:p/>
          <draw:enhanced-geometry svg:viewBox="0 0 21600 21600" draw:type="rectangle" draw:enhanced-path="M 0 0 L 21600 0 21600 21600 0 21600 0 0 Z N"/>
        </draw:custom-shape>
        <draw:path draw:style-name="gr23" draw:text-style-name="P4" draw:layer="layout" svg:width="6.912cm" svg:height="5.646cm" svg:x="11.574cm" svg:y="10.259cm" svg:viewBox="0 0 6913 5647" svg:d="m1101 1891c300-1025 1050-2350 1232-1734 393-491 4093 559 3668 1334 600-100 1532 2342 325 3025 282 1142-3058 1518-3250 650-733 843-2550 450-2729-209-796 759-51-1424 529-2191-855 292-250-1550 225-875z">
          <text:p/>
        </draw:path>
        <draw:path draw:style-name="gr23" draw:text-style-name="P4" draw:layer="layout" svg:width="6.949cm" svg:height="7.263cm" svg:x="3.968cm" svg:y="11.443cm" svg:viewBox="0 0 6950 7264" svg:d="m1258 1633c300-1025 2492-2042 2674-1426 393-491 1900-50 1475 725 600-100 2332 2117 1125 2800 282 1142-557 2119-749 1251-733 843-3472 2808-3651 2149-42-1115-1875-1300-1875-1300-796 759 454-2347 1076-1999 652-301-851-501-851-501-855 292 953-2675 776-1699z">
          <text:p/>
        </draw:path>
        <draw:path draw:style-name="gr23" draw:text-style-name="P4" draw:layer="layout" svg:width="6.156cm" svg:height="6.077cm" svg:x="6.361cm" svg:y="9.144cm" svg:viewBox="0 0 6157 6078" svg:d="m465 1633c300-1025 2492-2042 2674-1426 393-491 1900-50 1475 725 600-100 2332 2117 1125 2800-990-656-675 399-675 399 282 1142-872 1064-74 852-733 843-2697 1482-2876 823-42-1115-1500-800-1500-800-796 759-696-1521-74-1173-855 292-550-2875-75-2200z">
          <text:p/>
        </draw:path>
        <draw:path draw:style-name="gr24" draw:text-style-name="P4" draw:layer="layout" svg:width="10.849cm" svg:height="12.474cm" svg:x="5.775cm" svg:y="11.425cm" svg:viewBox="0 0 10850 12475" svg:d="m600 11175 2400 375-775 925 2325-1150 850 950v-1125c409 613 3500 1175 2725 825s-2051-2057-2281-2397l-119-4153 1900-2075 3225-525-2075-25 1750-1075-2850 1050 1875-2100-2350 2025-2675 1850-325-2675 925-1875-1075 1300-950-925 550 1450-450 2975-750-825-525-1850 50 1450-1975-475 1850 900 1050 1375-2650-475 3200 1525 50 3475c0 1573-2325 1150-2900 1275z">
          <text:p/>
        </draw:path>
      </draw:page>
      <draw:page draw:name="page16" draw:style-name="dp1" draw:master-page-name="標準">
        <draw:frame draw:style-name="gr1" draw:text-style-name="P2" draw:layer="layout" svg:width="6.742cm" svg:height="10.83cm" svg:x="5.85cm" svg:y="4.295cm">
          <draw:text-box>
            <text:p><text:span text:style-name="T2">く</text:span></text:p>
          </draw:text-box>
        </draw:frame>
        <draw:frame draw:style-name="gr1" draw:text-style-name="P3" draw:layer="layout" svg:width="7.119cm" svg:height="3.075cm" svg:x="5.255cm" svg:y="18.425cm">
          <draw:text-box>
            <text:p><text:span text:style-name="T3">くるま</text:span></text:p>
          </draw:text-box>
        </draw:frame>
      </draw:page>
      <draw:page draw:name="page17" draw:style-name="dp1" draw:master-page-name="標準">
        <draw:custom-shape draw:style-name="gr19" draw:text-style-name="P4" draw:layer="layout" svg:width="17.65cm" svg:height="22.725cm" svg:x="1.8cm" svg:y="3cm">
          <text:p/>
          <draw:enhanced-geometry svg:viewBox="0 0 21600 21600" draw:type="rectangle" draw:enhanced-path="M 0 0 L 21600 0 21600 21600 0 21600 0 0 Z N"/>
        </draw:custom-shape>
        <draw:path draw:style-name="gr25" draw:text-style-name="P4" draw:layer="layout" svg:width="13.824cm" svg:height="6.124cm" svg:x="4.5cm" svg:y="13.725cm" svg:viewBox="0 0 13825 6125" svg:d="m3900 6125h6100c50-2000 2375-1425 2425 0l1075-25 250-725 75-2200-1825-3175-4275 25-825 50-975 175-1800 2350-150-100-2175 525-1325 975-400 650-75 1400 1650 25c-25-1650 2000-1675 2250 50z">
          <text:p/>
        </draw:path>
        <draw:polygon draw:style-name="gr21" draw:text-style-name="P4" draw:layer="layout" svg:width="3.824cm" svg:height="2.074cm" svg:x="9.35cm" svg:y="14.225cm" svg:viewBox="0 0 3825 2075" draw:points="0,2000 1400,150 2100,25 3825,0 3575,2025 450,2075">
          <text:p/>
        </draw:polygon>
        <draw:polygon draw:style-name="gr21" draw:text-style-name="P4" draw:layer="layout" svg:width="2.899cm" svg:height="1.849cm" svg:x="13.95cm" svg:y="14.325cm" svg:viewBox="0 0 2900 1850" draw:points="0,1850 75,0 2175,0 2900,1850">
          <text:p/>
        </draw:polygon>
        <draw:custom-shape draw:style-name="gr26" draw:text-style-name="P4" draw:layer="layout" svg:width="2.625cm" svg:height="2.625cm" svg:x="6.22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725cm" svg:height="1.725cm" svg:x="6.65cm" svg:y="18.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8" draw:text-style-name="P4" draw:layer="layout" svg:width="0.574cm" svg:height="1.274cm" svg:x="17.9cm" svg:y="16.2cm" svg:viewBox="0 0 575 1275" draw:points="50,1275 0,0 375,0 575,1200">
          <text:p/>
        </draw:polygon>
        <draw:polygon draw:style-name="gr29" draw:text-style-name="P4" draw:layer="layout" svg:width="0.549cm" svg:height="0.949cm" svg:x="17.925cm" svg:y="17.425cm" svg:viewBox="0 0 550 950" draw:points="25,850 0,75 550,0 525,950">
          <text:p/>
        </draw:polygon>
        <draw:polygon draw:style-name="gr21" draw:text-style-name="P4" draw:layer="layout" svg:width="0.549cm" svg:height="0.949cm" svg:x="17.95cm" svg:y="18.275cm" svg:viewBox="0 0 550 950" draw:points="25,850 0,75 550,0 525,950">
          <text:p/>
        </draw:polygon>
        <draw:polygon draw:style-name="gr21" draw:text-style-name="P4" draw:layer="layout" svg:width="0.549cm" svg:height="0.949cm" svg:x="4.325cm" svg:y="18.725cm" svg:viewBox="0 0 550 950" draw:points="25,850 0,75 550,0 525,950">
          <text:p/>
        </draw:polygon>
        <draw:polygon draw:style-name="gr29" draw:text-style-name="P4" draw:layer="layout" svg:width="0.524cm" svg:height="0.424cm" svg:x="4.775cm" svg:y="17.75cm" svg:viewBox="0 0 525 425" draw:points="0,425 50,0 525,0 475,375">
          <text:p/>
        </draw:polygon>
        <draw:custom-shape draw:style-name="gr26" draw:text-style-name="P4" draw:layer="layout" svg:width="2.625cm" svg:height="2.625cm" svg:x="14.35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725cm" svg:height="1.725cm" svg:x="14.775cm" svg:y="18.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8" draw:style-name="dp1" draw:master-page-name="標準">
        <draw:frame draw:style-name="gr1" draw:text-style-name="P2" draw:layer="layout" svg:width="10.505cm" svg:height="10.83cm" svg:x="5.85cm" svg:y="4.295cm">
          <draw:text-box>
            <text:p><text:span text:style-name="T2">け</text:span></text:p>
          </draw:text-box>
        </draw:frame>
        <draw:frame draw:style-name="gr1" draw:text-style-name="P3" draw:layer="layout" svg:width="5.612cm" svg:height="3.075cm" svg:x="5.255cm" svg:y="18.425cm">
          <draw:text-box>
            <text:p><text:span text:style-name="T3">ける</text:span></text:p>
          </draw:text-box>
        </draw:frame>
      </draw:page>
      <draw:page draw:name="page19"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30" draw:text-style-name="P4" draw:layer="layout" svg:width="6.475cm" svg:height="7.525cm" svg:x="7.875cm" svg:y="11.0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2.475cm" svg:height="2.675cm" svg:x="12.525cm" svg:y="15.32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4" draw:layer="layout" svg:width="2.528cm" svg:height="0.676cm" draw:transform="rotate (-3.00685323533583) translate (14.896cm 13.6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4" draw:layer="layout" svg:width="2.528cm" svg:height="1.34cm" draw:transform="rotate (0.651182343919084) translate (14.775cm 20.05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4" draw:layer="layout" svg:width="2.254cm" svg:height="0.63cm" draw:transform="rotate (-0.836536310480883) translate (11.015cm 18.28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4" draw:layer="layout" svg:width="2.528cm" svg:height="0.553cm" draw:transform="rotate (-2.06542263681009) translate (11.814cm 14.53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4" draw:layer="layout" svg:width="2.528cm" svg:height="1.462cm" draw:transform="rotate (2.12616009477949) translate (17.208cm 16.5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ath draw:style-name="gr31" draw:text-style-name="P4" draw:layer="layout" svg:width="1.206cm" svg:height="0.539cm" svg:x="3.314cm" svg:y="14.283cm" svg:viewBox="0 0 1207 540" svg:d="m385 0c-258-15-665 552-103 539 258-6 540 23 771-128l154-257-205-154z">
          <text:p/>
        </draw:path>
        <draw:path draw:style-name="gr32" draw:text-style-name="P4" draw:layer="layout" svg:width="2.445cm" svg:height="5.251cm" svg:x="1.979cm" svg:y="6.95cm" svg:viewBox="0 0 2446 5252" svg:d="m564 5252c35-350-359-479-539-719-1-1511-54-4212-4-4533 683 983 2425 3200 2425 3200z">
          <text:p/>
        </draw:path>
        <draw:path draw:style-name="gr33" draw:text-style-name="P4" draw:layer="layout" svg:width="3.734cm" svg:height="4.315cm" svg:x="2.435cm" svg:y="9.838cm" svg:viewBox="0 0 3735 4316" svg:d="m1238 4008c-120-250-980-1433-1173-1721-171-255 39-660 125-900 111-309 420-585 625-850 215-278 537-428 850-525 304-94 566 403 858 528 323 138 498 510 822 668 240 117 561 494 282 745-266 239-213 623-513 848-294 220-466 544-617 873-152 332-422 384-668 514l-257 103-102 25z">
          <text:p/>
        </draw:path>
        <draw:path draw:style-name="gr34" draw:text-style-name="P4" draw:layer="layout" svg:width="6.093cm" svg:height="7.403cm" svg:x="3.833cm" svg:y="8.569cm" svg:viewBox="0 0 6094 7404" svg:d="m4442 4856c-526 565-500 1800-1350 2350-325 175-575 275-1275 125-550-175-1353-1331-1621-1570-267-238-199-647-154-955 47-321 925-2400 1500-2800 290-202 1719-1481 2000-1700 255-199 602-158 925-275 372-135 921 199 1200 450 500 450 475 2075 350 2375-174 583-900 1275-1575 2000z">
          <text:p/>
        </draw:path>
        <draw:path draw:style-name="gr35" draw:text-style-name="P4" draw:layer="layout" svg:width="7.577cm" svg:height="2.994cm" draw:transform="rotate (-2.15687788961459) translate (10.7232457044081cm 10.0194776016823cm)" svg:viewBox="0 0 7578 2995" svg:d="m7099 2367c820-574 552-1927-543-2310-297-193-1958 164-2226 217-502 100-1178-328-2545-171-292-20-1686 850-1771 1536-122 992 539 1263 1891 1356 341 23 2799-554 3121-542 291 10 1792 150 2073-86z">
          <text:p/>
        </draw:path>
        <draw:line draw:style-name="gr36" draw:text-style-name="P4" draw:layer="layout" svg:x1="6.65cm" svg:y1="11.875cm" svg:x2="8.75cm" svg:y2="12.425cm">
          <text:p/>
        </draw:line>
        <draw:line draw:style-name="gr36" draw:text-style-name="P4" draw:layer="layout" svg:x1="6.4cm" svg:y1="12.275cm" svg:x2="8.5cm" svg:y2="12.825cm">
          <text:p/>
        </draw:line>
        <draw:line draw:style-name="gr36" draw:text-style-name="P4" draw:layer="layout" svg:x1="6.125cm" svg:y1="12.725cm" svg:x2="8.225cm" svg:y2="13.275cm">
          <text:p/>
        </draw:line>
        <draw:line draw:style-name="gr36" draw:text-style-name="P4" draw:layer="layout" svg:x1="5.825cm" svg:y1="13.25cm" svg:x2="7.925cm" svg:y2="13.8cm">
          <text:p/>
        </draw:line>
      </draw:page>
      <draw:page draw:name="page20" draw:style-name="dp1" draw:master-page-name="標準">
        <draw:frame draw:style-name="gr1" draw:text-style-name="P2" draw:layer="layout" svg:width="8.935cm" svg:height="10.83cm" svg:x="5.85cm" svg:y="4.295cm">
          <draw:text-box>
            <text:p><text:span text:style-name="T2">こ</text:span></text:p>
          </draw:text-box>
        </draw:frame>
        <draw:frame draw:style-name="gr1" draw:text-style-name="P3" draw:layer="layout" svg:width="5.303cm" svg:height="3.075cm" svg:x="5.255cm" svg:y="18.425cm">
          <draw:text-box>
            <text:p><text:span text:style-name="T3">こな</text:span></text:p>
          </draw:text-box>
        </draw:frame>
      </draw:page>
      <draw:page draw:name="page21"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path draw:style-name="gr37" draw:text-style-name="P4" draw:layer="layout" svg:width="9.641cm" svg:height="11.551cm" svg:x="1.914cm" svg:y="6.661cm" svg:viewBox="0 0 9642 11552" svg:d="m47 1c295-16 569 105 851 165 256 55 485 198 732 283 359 124 518 465 850 638 278 145 509 370 756 567s518 364 780 544c241 166 534 154 732 448 145 216 469 211 709 307 262 105 523 204 780 331 242 120 512 185 755 307 249 126 519 169 780 284 230 102 465 200 709 260 254 63 519 132 708 330 197 207 489 440 449 733-36 265-229 475-330 732-123 313-291 570-497 803-259 293-569 545-897 756-292 188-566 389-827 614-290 251-618 415-921 638-256 189-470 447-780 544-247 78-491 166-732 259-274 106-556 189-827 308-274 121-562 210-851 283-279 71-570 87-850 213-240 108-494 167-709 307-246 161-472 346-708 519l-260 189-236 166-213 23z">
          <text:p/>
        </draw:path>
        <draw:path draw:style-name="gr38" draw:text-style-name="P4" draw:layer="layout" svg:width="9.412cm" svg:height="6.636cm" svg:x="2.175cm" svg:y="11.7cm" svg:viewBox="0 0 9413 6637" svg:d="m1238 6589c-245 83-506 36-756 24-369-18-313-407-355-638-44-245-88-488-118-732-34-282 35-557 95-827 86-385 342-730 708-921 339-177 527-538 851-733 260-156 493-362 779-472 276-106 566-192 804-378 274-214 631-266 944-402 287-125 589-207 875-330 245-105 475-245 708-378 226-129 469-214 709-331 229-112 462-232 732-213 240 17 472-45 709-94 255-53 502-97 756-118 243-20 635-164 709 189 50 238 18 489-24 732l-47 236v236 0z">
          <text:p/>
        </draw:path>
        <draw:path draw:style-name="gr39" draw:text-style-name="P4" draw:layer="layout" svg:width="10.065cm" svg:height="6.52cm" svg:x="2.575cm" svg:y="12.929cm" svg:viewBox="0 0 10066 6521" svg:d="m3065 6002c-391-172-659-514-1039-709-268-138-538-318-685-591-145-269-573-236-591-590-13-250 17-429 166-733 161-329-484-137-883-542-190-193 502-609 500-850-3-339 886-863 1150-900 242-34 290 84 375-200 99-328 751-160 1031-319 210-119 404-323 644-381 247-60 431-100 675-175 319-98 1127 415 878 462-681 129 119 324 213 448 183 242 455 468 779 497 249 22 504 66 756-119 222-163 545-120 803-47 298 84 496 375 756 544 237 154 540 196 756 378 231 194 576 176 685 519 89 281-17 554-189 733-221 230-294 492-448 732-157 245-473 329-756 402-471 121-900 375-1323 614-268 151-555 279-780 496-217 209-500 330-779 425-244 83-472 203-733 236-251 32-480 160-732 189l-236-94-237-24-47-47z">
          <text:p/>
        </draw:path>
        <draw:custom-shape draw:style-name="gr40" draw:text-style-name="P4" draw:layer="layout" svg:width="0.15cm" svg:height="0.15cm" svg:x="12.2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2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2.901cm" svg:height="1.766cm" svg:x="7.63cm" svg:y="19.581cm" svg:viewBox="0 0 2902 1767" svg:d="m450 688c135-258 379-456 661-544 238-74 521-222 732-94 320 194 710-151 851 331 67 228 327 490 142 732-163 214-402 448-709 425-324-24-544-234-921-142-249 61-444 83-709 331-191 180-520-297-496-590l212-213z">
          <text:p/>
        </draw:path>
        <draw:path draw:style-name="gr39" draw:text-style-name="P4" draw:layer="layout" svg:width="3.84cm" svg:height="2.045cm" svg:x="10.468cm" svg:y="18.779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11.2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7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2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6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7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75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2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7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25cm" svg:y="18.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175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2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6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1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7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8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27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5cm" svg:y="18.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7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5cm" svg:y="1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5cm" svg:y="1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2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5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5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7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5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7.62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47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8.27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97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25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5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2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2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2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7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75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825cm" svg:y="2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57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2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2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2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25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7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87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275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7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7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6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975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02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32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72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2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92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1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2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575cm" svg:y="1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875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27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275cm" svg:y="2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75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65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975cm" svg:y="2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7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7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2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75cm" svg:y="2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7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5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2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cm" svg:y="19.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7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2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7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cm" svg:y="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75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2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2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75cm" svg:y="2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5cm" svg:y="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2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2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2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2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2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2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2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75cm" svg:y="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2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2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5cm" svg:y="2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25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2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cm" svg:y="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2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2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5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5cm" svg:y="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cm" svg:y="2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2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cm" svg:y="2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75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cm" svg:y="2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7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cm" svg:y="15.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75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5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25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25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25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7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75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75cm" svg:y="15.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75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25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18.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75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4.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25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cm" svg:y="14.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7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675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5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7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2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2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6cm" svg:y="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3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7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2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25cm" svg:y="18.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cm" svg:y="1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2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2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2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2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7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25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19.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5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7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7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5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5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75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7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2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2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6.17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5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75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7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7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7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5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02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32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7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75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7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2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2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2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75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75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25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cm" svg:y="18.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1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25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2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75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75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75cm" svg:y="18.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7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2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2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7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7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2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2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7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5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2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75cm" svg:y="2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7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2.901cm" svg:height="1.766cm" svg:x="4.08cm" svg:y="21.206cm" svg:viewBox="0 0 2902 1767" svg:d="m450 688c135-258 379-456 661-544 238-74 521-222 732-94 320 194 710-151 851 331 67 228 327 490 142 732-163 214-402 448-709 425-324-24-544-234-921-142-249 61-444 83-709 331-191 180-520-297-496-590l212-213z">
          <text:p/>
        </draw:path>
        <draw:path draw:style-name="gr39" draw:text-style-name="P4" draw:layer="layout" svg:width="3.84cm" svg:height="2.045cm" svg:x="7.593cm" svg:y="19.704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10.375cm" svg:y="1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7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7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5cm" svg:y="1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5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75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2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7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2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2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75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5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25cm" svg:y="1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2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25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25cm" svg:y="20.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5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5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2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2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75cm" svg:y="2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2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2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2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25cm" svg:y="2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2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22.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75cm" svg:y="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cm" svg:y="2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2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75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25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2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2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2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25cm" svg:y="2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25cm" svg:y="2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2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2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75cm" svg:y="2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2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cm" svg:y="2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25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7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20.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2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25cm" svg:y="2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2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2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20.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75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2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2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2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25cm" svg:y="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2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2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2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2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2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5cm" svg:y="2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2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2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2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2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2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2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5cm" svg:y="2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5cm" svg:y="2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75cm" svg:y="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5cm" svg:y="2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5cm" svg:y="2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25cm" svg:y="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5cm" svg:y="2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cm" svg:y="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25cm" svg:y="2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2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75cm" svg:y="2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2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2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23.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cm" svg:y="2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2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2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25cm" svg:y="2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cm" svg:y="2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2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75cm" svg:y="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2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22.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5cm" svg:y="2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2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2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2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23.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2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2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2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2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23.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2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23.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2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2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2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2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24.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2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5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3.84cm" svg:height="2.045cm" svg:x="5.493cm" svg:y="18.079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7.975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25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5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75cm" svg:y="18.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25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7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2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cm" svg:y="18.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2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cm" svg:y="1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cm" svg:y="1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7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7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5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7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2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7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75cm" svg:y="19.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7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cm" svg:y="20.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7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7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cm" svg:y="2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25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2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2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2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7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5cm" svg:y="1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5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5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25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25cm" svg:y="18.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1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2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5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75cm" svg:y="16.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25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cm" svg:y="1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75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75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2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2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5cm" svg:height="0.155cm" svg:x="8.225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9.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7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2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25cm" svg:y="16.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2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7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6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2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25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4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5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75cm" svg:y="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5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25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25cm" svg:y="2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cm" svg:y="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7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75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9.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75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7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75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75cm" svg:y="2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2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25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25cm" svg:y="2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2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25cm" svg:y="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2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25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7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7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75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75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25cm" svg:y="2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2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2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2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2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25cm" svg:y="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2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2.901cm" svg:height="1.766cm" svg:x="4.955cm" svg:y="17.681cm" svg:viewBox="0 0 2902 1767" svg:d="m450 688c135-258 379-456 661-544 238-74 521-222 732-94 320 194 710-151 851 331 67 228 327 490 142 732-163 214-402 448-709 425-324-24-544-234-921-142-249 61-444 83-709 331-191 180-520-297-496-590l212-213z">
          <text:p/>
        </draw:path>
        <draw:custom-shape draw:style-name="gr40" draw:text-style-name="P4" draw:layer="layout" svg:width="0.15cm" svg:height="0.15cm" svg:x="11.625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cm" svg:y="1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7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5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5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cm" svg:y="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25cm" svg:y="15.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2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5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5cm" svg:y="1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7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2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25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25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2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2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cm" svg:y="15.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25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75cm" svg:y="14.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7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0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25cm" svg:y="1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25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25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75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2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25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75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2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1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5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5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7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15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75cm" svg:y="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7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25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5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7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5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2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2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7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2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7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7.125cm" svg:y="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1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6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2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5cm" svg:height="0.156cm" svg:x="9.19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2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2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25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6.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2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2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5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cm" svg:y="18.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2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7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25cm" svg:y="18.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2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7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2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2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2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7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75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7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75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5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2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75cm" svg:y="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7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7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20.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2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2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25cm" svg:y="2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5cm" svg:y="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7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3.84cm" svg:height="2.045cm" svg:x="6.368cm" svg:y="14.554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9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7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1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1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1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2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5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2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2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cm" svg:y="1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25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75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5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25cm" svg:y="1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5cm" svg:y="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2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9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7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9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5cm" svg:y="1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25cm" svg:y="1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2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75cm" svg:y="1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5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1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4.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1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5.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75cm" svg:y="1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7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5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7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5.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2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2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25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77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75cm" svg:y="15.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7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25cm" svg:y="14.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25cm" svg:y="1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2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2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75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5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2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75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7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7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25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2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25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4.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2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2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2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2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75cm" svg:y="14.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75cm" svg:y="1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4.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5.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75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75cm" svg:y="1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2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2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4.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25cm" svg:y="1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25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3.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4.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25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5cm" svg:y="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75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5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15.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cm" svg:y="15.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15.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2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cm" svg:y="1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2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7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25cm" svg:y="15.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2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2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2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72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2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7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7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7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25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2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2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2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2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25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75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7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75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25cm" svg:y="16.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5.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5cm" svg:y="1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7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5cm" svg:height="0.155cm" svg:x="9.175cm" svg:y="17.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7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62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7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3.84cm" svg:height="2.045cm" svg:x="4.918cm" svg:y="17.804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7.4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22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2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75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75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7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75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8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27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1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7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5cm" svg:y="18.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7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25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0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2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25cm" svg:y="1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3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25cm" svg:y="18.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25cm" svg:y="1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7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92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7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25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6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6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8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7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7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2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2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2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9.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2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75cm" svg:y="1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2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25cm" svg:y="17.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5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2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75cm" svg:y="2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75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5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425cm" svg:y="2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5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7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17.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0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75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5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77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2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2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25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25cm" svg:y="18.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25cm" svg:y="18.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2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7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7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7.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7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75cm" svg:y="18.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25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25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5cm" svg:y="19.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2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25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2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75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cm" svg:y="1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32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4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2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25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5cm" svg:height="0.155cm" svg:x="9.52cm" svg:y="1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5cm" svg:height="0.155cm" svg:x="9.2cm" svg:y="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75cm" svg:y="19.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7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375cm" svg:y="18.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675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075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2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4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77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25cm" svg:y="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2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2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25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62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2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25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75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75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075cm" svg:y="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7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775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2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25cm" svg:y="2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25cm" svg:y="2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25cm" svg:y="20.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25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25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25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cm" svg:y="2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75cm" svg:y="19.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5cm" svg:y="19.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5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7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5cm" svg:y="2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5cm" svg:y="2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5cm" svg:y="2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25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5cm" svg:y="2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cm" svg:y="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1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2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cm" svg:y="1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cm" svg:y="20.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cm" svg:y="2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2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cm" svg:y="2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5cm" svg:y="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5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2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5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5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2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5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5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4" draw:layer="layout" svg:width="3.84cm" svg:height="2.045cm" svg:x="2.818cm" svg:y="16.179cm" svg:viewBox="0 0 3841 2046" svg:d="m31 1434c-115-289 111-585 331-732 202-135 497-255 732-47 206 182 60-290 213-34 137 230 462-378 750-250 231 103 515 69 675-175 151-231 395-356 575 200 130 401 314 434 425 575 201 256 11-34 100 275 89 310-528-98-800-25-248 67-480 181-725 125-303-69-363 300-600 500-322 272-530 17-775 25l-925 175z">
          <text:p/>
        </draw:path>
        <draw:custom-shape draw:style-name="gr40" draw:text-style-name="P4" draw:layer="layout" svg:width="0.15cm" svg:height="0.15cm" svg:x="5.975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1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5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2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5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2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7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55cm" svg:y="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75cm" svg:y="15.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5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5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5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25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75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5cm" svg:y="15.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775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25cm" svg:y="14.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25cm" svg:y="1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2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82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375cm" svg:y="1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75cm" svg:y="15.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5.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27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7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2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05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02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9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1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5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7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4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25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cm" svg:y="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25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1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7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5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7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5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25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75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cm" svg:y="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6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0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75cm" svg:y="1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7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275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7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925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2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5cm" svg:y="1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2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6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82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22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37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675cm" svg:y="1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4cm" svg:y="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07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275cm" svg:y="1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2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7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4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175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1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7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7.6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2.275cm" svg:y="1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175cm" svg:y="14.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3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75cm" svg:y="14.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75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75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95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27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25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725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75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25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5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5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875cm" svg:y="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7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7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575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cm" svg:y="16.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67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25cm" svg:y="16.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125cm" svg:y="1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25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25cm" svg:y="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72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225cm" svg:y="1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1cm" svg:y="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4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25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cm" svg:y="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75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5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5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16.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16.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2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5cm" svg:y="17.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4cm" svg:y="16.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8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cm" svg:y="1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175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6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9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75cm" svg:y="1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35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5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72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6.05cm" svg:y="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2.475cm" svg:y="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2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2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82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9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4cm" svg:y="18.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87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9cm" svg:y="18.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6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925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0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8.7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5.4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05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75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9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1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225cm" svg:y="19.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9.7cm" svg:y="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7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75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5cm" svg:y="18.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27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4cm" svg:y="16.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25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7.35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1.7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45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3.3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4cm" svg:y="1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25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cm" svg:y="1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325cm" svg:y="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0.525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175cm" svg:y="1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65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95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07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14.95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5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725cm" svg:y="1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05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1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4cm" svg:y="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25cm" svg:y="18.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8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3.8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175cm" svg:y="18.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65cm" svg:y="1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95cm" svg:y="1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75cm" svg:y="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35cm" svg:y="1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35cm" svg:y="1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4.55cm" svg:y="1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725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draw:layer="layout" svg:width="0.15cm" svg:height="0.15cm" svg:x="5.05cm" svg:y="1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標準">
        <draw:frame draw:style-name="gr1" draw:text-style-name="P2" draw:layer="layout" svg:width="8.605cm" svg:height="10.83cm" svg:x="5.85cm" svg:y="4.295cm">
          <draw:text-box>
            <text:p><text:span text:style-name="T2">さ</text:span></text:p>
          </draw:text-box>
        </draw:frame>
        <draw:frame draw:style-name="gr1" draw:text-style-name="P3" draw:layer="layout" svg:width="4.939cm" svg:height="3.075cm" svg:x="5.255cm" svg:y="18.425cm">
          <draw:text-box>
            <text:p><text:span text:style-name="T3">さら</text:span></text:p>
          </draw:text-box>
        </draw:frame>
      </draw:page>
      <draw:page draw:name="page23"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9"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899cm" svg:height="5.899cm" svg:x="11.551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4" draw:layer="layout" svg:width="9.05cm" svg:height="3.2cm" svg:x="3.675cm" svg:y="10.9cm" svg:viewBox="0 0 9051 3201" svg:d="m9050 1600c-625 600-1960 1600-4525 1600s-4000-1075-4525-1600c1467-83 7500-83 9050 0zm-9050-1600zm9051 3201z">
          <text:p/>
        </draw:path>
        <draw:custom-shape draw:style-name="gr9" draw:text-style-name="P4" draw:layer="layout" svg:width="9.15cm" svg:height="3.125cm" svg:x="3.625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906cm" svg:height="2.016cm" svg:x="5.15cm" svg:y="1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9.15cm" svg:height="3.125cm" svg:x="3.625cm" svg:y="10.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4" draw:style-name="dp1" draw:master-page-name="標準">
        <draw:frame draw:style-name="gr1" draw:text-style-name="P2" draw:layer="layout" svg:width="8.605cm" svg:height="10.83cm" svg:x="5.85cm" svg:y="4.295cm">
          <draw:text-box>
            <text:p><text:span text:style-name="T2">し</text:span></text:p>
          </draw:text-box>
        </draw:frame>
        <draw:frame draw:style-name="gr1" draw:text-style-name="P3" draw:layer="layout" svg:width="16.453cm" svg:height="3.075cm" svg:x="2.725cm" svg:y="18.325cm">
          <draw:text-box>
            <text:p><text:span text:style-name="T3">しんかんせん</text:span></text:p>
          </draw:text-box>
        </draw:frame>
      </draw:page>
      <draw:page draw:name="page25"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9"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899cm" svg:height="5.899cm" svg:x="11.551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4" draw:layer="layout" svg:width="9.05cm" svg:height="3.2cm" svg:x="3.675cm" svg:y="10.9cm" svg:viewBox="0 0 9051 3201" svg:d="m9050 1600c-625 600-1960 1600-4525 1600s-4000-1075-4525-1600c1467-83 7500-83 9050 0zm-9050-1600zm9051 3201z">
          <text:p/>
        </draw:path>
        <draw:custom-shape draw:style-name="gr9" draw:text-style-name="P4" draw:layer="layout" svg:width="9.15cm" svg:height="3.125cm" svg:x="3.625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906cm" svg:height="2.016cm" svg:x="5.15cm" svg:y="1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9.15cm" svg:height="3.125cm" svg:x="3.625cm" svg:y="10.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6" draw:style-name="dp1" draw:master-page-name="標準">
        <draw:frame draw:style-name="gr1" draw:text-style-name="P2" draw:layer="layout" svg:width="10.67cm" svg:height="10.83cm" svg:x="5.85cm" svg:y="4.295cm">
          <draw:text-box>
            <text:p><text:span text:style-name="T2">す</text:span></text:p>
          </draw:text-box>
        </draw:frame>
        <draw:frame draw:style-name="gr1" draw:text-style-name="P3" draw:layer="layout" svg:width="8.753cm" svg:height="3.075cm" svg:x="5.255cm" svg:y="18.425cm">
          <draw:text-box>
            <text:p><text:span text:style-name="T3">すずめ</text:span></text:p>
          </draw:text-box>
        </draw:frame>
      </draw:page>
      <draw:page draw:name="page27"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9"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899cm" svg:height="5.899cm" svg:x="11.551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4" draw:layer="layout" svg:width="9.05cm" svg:height="3.2cm" svg:x="3.675cm" svg:y="10.9cm" svg:viewBox="0 0 9051 3201" svg:d="m9050 1600c-625 600-1960 1600-4525 1600s-4000-1075-4525-1600c1467-83 7500-83 9050 0zm-9050-1600zm9051 3201z">
          <text:p/>
        </draw:path>
        <draw:custom-shape draw:style-name="gr9" draw:text-style-name="P4" draw:layer="layout" svg:width="9.15cm" svg:height="3.125cm" svg:x="3.625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906cm" svg:height="2.016cm" svg:x="5.15cm" svg:y="1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9.15cm" svg:height="3.125cm" svg:x="3.625cm" svg:y="10.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8" draw:style-name="dp1" draw:master-page-name="標準">
        <draw:frame draw:style-name="gr1" draw:text-style-name="P2" draw:layer="layout" svg:width="10.256cm" svg:height="10.83cm" svg:x="5.85cm" svg:y="4.295cm">
          <draw:text-box>
            <text:p text:style-name="P5"><text:span text:style-name="T2">そ</text:span></text:p>
          </draw:text-box>
        </draw:frame>
        <draw:frame draw:style-name="gr1" draw:text-style-name="P3" draw:layer="layout" svg:width="5.379cm" svg:height="3.075cm" svg:x="5.255cm" svg:y="18.425cm">
          <draw:text-box>
            <text:p text:style-name="P6"><text:span text:style-name="T3">そら</text:span></text:p>
          </draw:text-box>
        </draw:frame>
      </draw:page>
      <draw:page draw:name="page29"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9"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899cm" svg:height="5.899cm" svg:x="11.551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4" draw:layer="layout" svg:width="9.05cm" svg:height="3.2cm" svg:x="3.675cm" svg:y="10.9cm" svg:viewBox="0 0 9051 3201" svg:d="m9050 1600c-625 600-1960 1600-4525 1600s-4000-1075-4525-1600c1467-83 7500-83 9050 0zm-9050-1600zm9051 3201z">
          <text:p/>
        </draw:path>
        <draw:custom-shape draw:style-name="gr9" draw:text-style-name="P4" draw:layer="layout" svg:width="9.15cm" svg:height="3.125cm" svg:x="3.625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906cm" svg:height="2.016cm" svg:x="5.15cm" svg:y="1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9.15cm" svg:height="3.125cm" svg:x="3.625cm" svg:y="10.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0" draw:style-name="dp1" draw:master-page-name="標準">
        <draw:frame draw:style-name="gr1" draw:text-style-name="P2" draw:layer="layout" svg:width="10.048cm" svg:height="10.83cm" svg:x="5.85cm" svg:y="4.295cm">
          <draw:text-box>
            <text:p text:style-name="P5"><text:span text:style-name="T2">て</text:span></text:p>
          </draw:text-box>
        </draw:frame>
        <draw:frame draw:style-name="gr1" draw:text-style-name="P3" draw:layer="layout" svg:width="3.05cm" svg:height="3.075cm" svg:x="5.255cm" svg:y="18.425cm">
          <draw:text-box>
            <text:p text:style-name="P6"><text:span text:style-name="T3">て</text:span></text:p>
          </draw:text-box>
        </draw:frame>
      </draw:page>
      <draw:page draw:name="page31" draw:style-name="dp1" draw:master-page-name="標準">
        <draw:custom-shape draw:style-name="gr19" draw:text-style-name="P4" draw:layer="layout" svg:width="17.65cm" svg:height="22.725cm" svg:x="1.875cm" svg:y="2.975cm">
          <text:p/>
          <draw:enhanced-geometry svg:viewBox="0 0 21600 21600" draw:type="rectangle" draw:enhanced-path="M 0 0 L 21600 0 21600 21600 0 21600 0 0 Z N"/>
        </draw:custom-shape>
        <draw:custom-shape draw:style-name="gr9" draw:text-style-name="P4" draw:layer="layout" svg:width="8.475cm" svg:height="8.475cm" svg:x="10.225cm" svg:y="1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899cm" svg:height="5.899cm" svg:x="11.551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4" draw:layer="layout" svg:width="9.05cm" svg:height="3.2cm" svg:x="3.675cm" svg:y="10.9cm" svg:viewBox="0 0 9051 3201" svg:d="m9050 1600c-625 600-1960 1600-4525 1600s-4000-1075-4525-1600c1467-83 7500-83 9050 0zm-9050-1600zm9051 3201z">
          <text:p/>
        </draw:path>
        <draw:custom-shape draw:style-name="gr9" draw:text-style-name="P4" draw:layer="layout" svg:width="9.15cm" svg:height="3.125cm" svg:x="3.625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5.906cm" svg:height="2.016cm" svg:x="5.15cm" svg:y="1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9.15cm" svg:height="3.125cm" svg:x="3.625cm" svg:y="10.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標準">
        <draw:custom-shape draw:style-name="gr19" draw:text-style-name="P4" draw:layer="layout" svg:width="6.033cm" svg:height="7.768cm" svg:x="7.492cm" svg:y="3.464cm">
          <text:p/>
          <draw:enhanced-geometry svg:viewBox="0 0 21600 21600" draw:type="rectangle" draw:enhanced-path="M 0 0 L 21600 0 21600 21600 0 21600 0 0 Z N"/>
        </draw:custom-shape>
        <draw:path draw:style-name="gr20" draw:text-style-name="P4" draw:layer="layout" svg:width="1.116cm" svg:height="1.206cm" svg:x="10.469cm" svg:y="8.837cm" svg:viewBox="0 0 1117 1207" svg:d="m1103 402h-260c28 498-339 628-464 379l-17-781-351 11-11 781c0 538 1262 690 1103-390z">
          <text:p/>
        </draw:path>
        <draw:custom-shape draw:style-name="gr21" draw:text-style-name="P4" draw:layer="layout" svg:width="0.198cm" svg:height="3.1cm" svg:x="10.56cm" svg:y="5.726cm">
          <text:p/>
          <draw:enhanced-geometry svg:viewBox="0 0 21600 21600" draw:type="rectangle" draw:enhanced-path="M 0 0 L 21600 0 21600 21600 0 21600 0 0 Z N"/>
        </draw:custom-shape>
        <draw:polygon draw:style-name="gr21" draw:text-style-name="P4" draw:layer="layout" svg:width="0.186cm" svg:height="0.587cm" svg:x="10.571cm" svg:y="5.126cm" svg:viewBox="0 0 187 588" draw:points="0,588 29,0 147,0 187,588">
          <text:p/>
        </draw:polygon>
        <draw:path draw:style-name="gr22" draw:text-style-name="P4" draw:layer="layout" svg:width="5.742cm" svg:height="1.681cm" svg:x="7.697cm" svg:y="5.724cm" svg:viewBox="0 0 5743 1682" svg:d="m0 1541c470-911 1743-1579 2942-1539 1779 0 2501 1210 2801 1420-419-159-657 90-900 192-300-102-849-90-1131 68-368-141-940-181-1449-40-300-130-962-198-1262-11-220-221-480-328-1001-90z">
          <text:p/>
        </draw:path>
        <draw:custom-shape draw:style-name="gr9" draw:text-style-name="P4" draw:layer="layout" svg:width="6.033cm" svg:height="7.768cm" svg:x="1.125cm" svg:y="3.507cm">
          <text:p/>
          <draw:enhanced-geometry svg:viewBox="0 0 21600 21600" draw:type="rectangle" draw:enhanced-path="M 0 0 L 21600 0 21600 21600 0 21600 0 0 Z N"/>
        </draw:custom-shape>
        <draw:path draw:style-name="gr16" draw:text-style-name="P4" draw:layer="layout" svg:width="1.652cm" svg:height="1.656cm" svg:x="2.962cm" svg:y="6.258cm" svg:viewBox="0 0 1653 1657" svg:d="m532 138c-222 103-278 356-393 550-113 190-38 407-118 590-108 246 233 612 334 177 51-217 196-400 315-590 125-200 245-428 471-531l197-59 216-177 99-98z">
          <text:p/>
        </draw:path>
        <draw:path draw:style-name="gr16" draw:text-style-name="P4" draw:layer="layout" svg:width="1.652cm" svg:height="1.656cm" svg:x="3.258cm" svg:y="6.157cm" svg:viewBox="0 0 1653 1657" svg:d="m532 138c-222 103-278 356-393 550-113 190-38 407-118 590-108 246 233 612 334 177 51-217 196-400 315-590 125-200 245-428 471-531l197-59 216-177 99-98z">
          <text:p/>
        </draw:path>
        <draw:path draw:style-name="gr16" draw:text-style-name="P4" draw:layer="layout" svg:width="1.652cm" svg:height="1.656cm" svg:x="3.455cm" svg:y="6.43cm" svg:viewBox="0 0 1653 1657" svg:d="m532 138c-222 103-278 356-393 550-113 190-38 407-118 590-108 246 233 612 334 177 51-217 196-400 315-590 125-200 245-428 471-531l197-59 216-177 99-98z">
          <text:p/>
        </draw:path>
        <draw:path draw:style-name="gr16" draw:text-style-name="P4" draw:layer="layout" svg:width="4.71cm" svg:height="3.118cm" svg:x="2.422cm" svg:y="5.332cm" svg:viewBox="0 0 4711 3119" svg:d="m4693 1550c-204-90-1173-13-1264-257-86-229-791-570-940-760-156-198-436-281-649-415-175-111-406-158-590-79-205 88-396 205-590 315-219 124-285 375-373 589-80 195-48 422-138 610-94 198-181 389-137 590 77 356 414-65 452-256 42-210 238-413 332-611 104-215 163-322 376-372 309-73 297 261 412 433 113 167 61 420-39 590-113 191-229 432-98 590 150 181 344 341 590 393 209 44 390 210 609 196 201-12 386 46 590-19 194-62 406-4 610 0 199 3 391 42 590 19h196l79-19z">
          <text:p/>
        </draw:path>
        <draw:polygon draw:style-name="gr17" draw:text-style-name="P4" draw:layer="layout" svg:width="3.204cm" svg:height="4.349cm" svg:x="1.706cm" svg:y="4.66cm" svg:viewBox="0 0 3205 4350" draw:points="0,4187 179,4350 3205,222 2829,0">
          <text:p/>
        </draw:polygon>
        <draw:polygon draw:style-name="gr17" draw:text-style-name="P4" draw:layer="layout" svg:width="3.417cm" svg:height="4.092cm" svg:x="2.142cm" svg:y="5.233cm" svg:viewBox="0 0 3418 4093" draw:points="0,3931 171,4093 3418,222 3042,0">
          <text:p/>
        </draw:polygon>
        <draw:path draw:style-name="gr16" draw:text-style-name="P4" draw:layer="layout" svg:width="2.889cm" svg:height="1.451cm" svg:x="2.973cm" svg:y="7.003cm" svg:viewBox="0 0 2890 1452" svg:d="m385 924c-184 30-594 311-255 472 185 88 420 71 609-39 180-106 394-62 590-118 206-59 389 107 590 118 202 10 455 60 570-217 91-218 364-340 393-590 20-173 25-495-256-471l-196-40-138-39z">
          <text:p/>
        </draw:path>
        <draw:custom-shape draw:style-name="gr18" draw:text-style-name="P4" draw:layer="layout" svg:width="2.222cm" svg:height="1.419cm" svg:x="4.227cm" svg:y="6.788cm">
          <text:p/>
          <draw:enhanced-geometry svg:viewBox="0 0 21600 21600" draw:glue-points="10800 0 0 10800 10800 21600 21600 10800" draw:text-areas="5400 5400 16200 16200" draw:type="diamond" draw:enhanced-path="M 10800 0 L 21600 10800 10800 21600 0 10800 10800 0 Z N"/>
        </draw:custom-shape>
        <draw:frame draw:style-name="gr1" draw:text-style-name="P7" draw:layer="layout" svg:width="9.87cm" svg:height="1.675cm" svg:x="5.125cm" svg:y="25.3cm">
          <draw:text-box>
            <text:p><text:span text:style-name="T4">LICENSED BY PUBLIC DOMAIN</text:span></text:p>
            <text:p><text:span text:style-name="T4">OPENFORCE</text:span></text:p>
          </draw:text-box>
        </draw:frame>
        <draw:custom-shape draw:style-name="gr4" draw:text-style-name="P4" draw:layer="layout" svg:width="6.019cm" svg:height="7.75cm" svg:x="13.875cm" svg:y="3.475cm">
          <text:p/>
          <draw:enhanced-geometry svg:viewBox="0 0 21600 21600" draw:type="rectangle" draw:enhanced-path="M 0 0 L 21600 0 21600 21600 0 21600 0 0 Z N"/>
        </draw:custom-shape>
        <draw:polygon draw:style-name="gr5" draw:text-style-name="P4" draw:layer="layout" svg:width="0.408cm" svg:height="3.137cm" svg:x="15.93cm" svg:y="5.76cm" svg:viewBox="0 0 409 3138" draw:points="111,580 205,0 409,85 375,563 264,3086 136,3138 0,3086">
          <text:p/>
        </draw:polygon>
        <draw:polygon draw:style-name="gr5" draw:text-style-name="P4" draw:layer="layout" svg:width="3.614cm" svg:height="3.657cm" svg:x="14.608cm" svg:y="6.007cm" svg:viewBox="0 0 3615 3658" draw:points="145,1245 0,3402 85,3461 290,3444 384,1501 2140,1603 2063,3572 2200,3658 2362,3623 2447,1603 3240,1245 3368,3138 3470,3206 3615,3146 3453,1168 3453,571 3555,9 3402,17 3342,0 3231,546 3240,895 2362,1304 2311,1304">
          <text:p/>
        </draw:polygon>
        <draw:polygon draw:style-name="gr6" draw:text-style-name="P4" draw:layer="layout" svg:width="3.068cm" svg:height="0.766cm" svg:x="14.779cm" svg:y="6.553cm" svg:viewBox="0 0 3069 767" draw:points="43,392 1262,0 2958,136 3069,358 2242,767 0,648">
          <text:p/>
        </draw:polygon>
        <draw:polygon draw:style-name="gr6" draw:text-style-name="P4" draw:layer="layout" svg:width="2.267cm" svg:height="1.159cm" svg:x="16.075cm" svg:y="4.933cm" svg:viewBox="0 0 2268 1160" draw:points="111,230 0,861 230,929 443,861 1688,955 1825,1125 2157,1160 2268,529 2157,230 1611,43 836,0 409,94">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0-02T20:36:04.68</meta:creation-date>
    <meta:print-date>2015-11-01T08:50:48.95</meta:print-date>
    <dc:date>2015-11-21T11:31:12.14</dc:date>
    <meta:editing-duration>P3DT16H20M38S</meta:editing-duration>
    <meta:editing-cycles>7</meta:editing-cycles>
    <meta:generator>LibreOffice/3.4$Win32 LibreOffice_project/340m1$Build-203</meta:generator>
    <meta:document-statistic meta:object-count="2234"/>
  </office:meta>
</office:document-meta>
</file>